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image/png" manifest:full-path="Pictures/10000000000005DC000000514BD311AC.png"/>
  <manifest:file-entry manifest:media-type="image/png" manifest:full-path="Pictures/1000020100000A99000004E69F0A4AA6.png"/>
  <manifest:file-entry manifest:media-type="image/png" manifest:full-path="Pictures/10000201000000D000000089D5C5D79C.png"/>
  <manifest:file-entry manifest:media-type="image/png" manifest:full-path="Pictures/10000201000000D10000008AF590C677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pr2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pr3" style:family="presentation" style:parent-style-name="Default_20_1-notes">
      <style:graphic-properties draw:fill-color="#ffffff" fo:min-height="12.573cm"/>
    </style:style>
    <style:style style:name="P1" style:family="paragraph">
      <style:paragraph-properties fo:margin-top="0cm" fo:margin-bottom="0cm" style:line-height-at-least="0.917cm" fo:text-align="start" style:punctuation-wrap="hanging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1.27cm" fo:margin-right="0cm" fo:text-indent="0cm"/>
    </style:style>
    <style:style style:name="P4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5" style:family="paragraph">
      <style:text-properties fo:font-size="15pt" style:font-size-asian="15pt" style:font-size-complex="15pt"/>
    </style:style>
    <style:style style:name="P6" style:family="paragraph">
      <style:text-properties fo:font-family="'DejaVu Sans'" style:font-family-generic="swiss" style:font-pitch="variable" fo:font-size="15pt" style:font-size-asian="15pt" style:font-size-complex="15pt"/>
    </style:style>
    <style:style style:name="P7" style:family="paragraph">
      <style:text-properties fo:font-size="20pt"/>
    </style:style>
    <style:style style:name="T1" style:family="text">
      <style:text-properties fo:color="#0071c5" style:text-line-through-style="none" fo:font-family="Verdana" fo:font-size="26pt" fo:letter-spacing="normal" fo:font-style="normal" style:text-underline-style="none" fo:font-weight="bold" style:font-family-asian="'ＭＳ Ｐゴシック'" style:font-pitch-asian="fixed" style:font-size-asian="26pt" style:font-style-asian="normal" style:font-weight-asian="bold" style:font-family-complex="Verdana" style:font-size-complex="26pt" style:font-style-complex="normal" style:font-weight-complex="bold"/>
    </style:style>
    <style:style style:name="T2" style:family="text">
      <style:text-properties fo:color="#061922" style:text-line-through-style="none" fo:font-family="Verdana" fo:font-size="13pt" fo:letter-spacing="normal" fo:font-style="normal" style:text-underline-style="none" fo:font-weight="normal" style:font-size-asian="13pt" style:font-style-asian="normal" style:font-weight-asian="normal" style:font-family-complex="Arial" style:font-size-complex="13pt" style:font-style-complex="normal" style:font-weight-complex="normal"/>
    </style:style>
    <style:style style:name="T3" style:family="text">
      <style:text-properties fo:color="#061922" style:text-line-through-style="none" fo:font-family="Verdana" fo:font-size="24pt" fo:letter-spacing="normal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4" style:family="text">
      <style:text-properties fo:font-family="'DejaVu Sans'" style:font-family-generic="swiss" style:font-pitch="variable" fo:font-size="15pt" style:font-size-asian="15pt" style:font-size-complex="15pt"/>
    </style:style>
    <style:style style:name="T5" style:family="text">
      <style:text-properties fo:color="#061922" style:text-line-through-style="none" fo:font-family="Verdana" fo:font-size="14pt" fo:letter-spacing="normal" fo:font-style="normal" style:text-underline-style="none" fo:font-weight="norm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6" style:family="text">
      <style:text-properties fo:color="#061922" style:text-line-through-style="none" fo:font-family="Verdana" fo:font-size="13pt" fo:letter-spacing="normal" fo:font-style="italic" style:text-underline-style="none" fo:font-weight="normal" style:font-size-asian="13pt" style:font-style-asian="italic" style:font-weight-asian="normal" style:font-family-complex="Arial" style:font-size-complex="13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lient Agent Unified Code Base POC</text:span></text:p>
          </draw:text-box>
        </draw:frame>
        <draw:frame draw:name="Content Placeholder 8" presentation:style-name="pr2" draw:text-style-name="P2" draw:layer="layout" svg:width="23.495cm" svg:height="12.602cm" svg:x="1.27cm" svg:y="3.81cm" presentation:class="outline" presentation:user-transformed="true">
          <draw:text-box>
            <text:list text:style-name="L2">
              <text:list-header>
                <text:p text:style-name="P3"><text:span text:style-name="T2"/></text:p>
              </text:list-header>
            </text:list>
            <text:p text:style-name="P4"><text:span text:style-name="T3"/></text:p>
          </draw:text-box>
        </draw:frame>
        <draw:frame draw:style-name="gr1" draw:text-style-name="P6" draw:layer="layout" svg:width="19.489cm" svg:height="2.707cm" svg:x="1.905cm" svg:y="4.445cm">
          <draw:text-box>
            <text:p text:style-name="P5"><text:span text:style-name="T4">Goal of the POC was to create a single, cross-platform, codebase that</text:span></text:p>
            <text:p text:style-name="P5"><text:span text:style-name="T4">performed very basic functionality of the existing client agents, namely</text:span></text:p>
            <text:p text:style-name="P5"><text:span text:style-name="T4">the process of network interface restarting during VLAN switch and</text:span></text:p>
            <text:p text:style-name="P5"><text:span text:style-name="T4">“</text:span><text:span text:style-name="T4">reboot” command consump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lient Agent Unified Code Base POC</text:span></text:p>
          </draw:text-box>
        </draw:frame>
        <draw:frame draw:name="Content Placeholder 8" presentation:style-name="pr2" draw:text-style-name="P2" draw:layer="layout" svg:width="23.495cm" svg:height="12.602cm" svg:x="1.27cm" svg:y="3.81cm" presentation:class="outline" presentation:user-transformed="true">
          <draw:text-box>
            <text:list text:style-name="L2">
              <text:list-item>
                <text:p text:style-name="P3"><text:span text:style-name="T5">Some caveats:</text:span></text:p>
                <text:list>
                  <text:list-item>
                    <text:p text:style-name="P3"><text:span text:style-name="T6">Currently does not properly “consume” the CCMS command</text:span></text:p>
                    <text:list>
                      <text:list-item>
                        <text:p text:style-name="P3"><text:span text:style-name="T2">Command is obtained, but no update sent to CCMS to clear command.</text:span></text:p>
                      </text:list-item>
                      <text:list-item>
                        <text:p text:style-name="P3"><text:span text:style-name="T2">Command on CCMS must timeout.</text:span></text:p>
                      </text:list-item>
                    </text:list>
                  </text:list-item>
                  <text:list-item>
                    <text:p text:style-name="P3"><text:span text:style-name="T6">Unified Python base can get us mostly there, but there will be platform-specific one-offs we cannot avoid</text:span></text:p>
                    <text:list>
                      <text:list-item>
                        <text:p text:style-name="P3"><text:span text:style-name="T2">One such one-off is the network pump that occurs during PXE/Ghost VLAN switches.</text:span></text:p>
                      </text:list-item>
                    </text:list>
                  </text:list-item>
                  <text:list-item>
                    <text:p text:style-name="P3"><text:span text:style-name="T6">Currently do not cache the WSDL</text:span></text:p>
                    <text:list>
                      <text:list-item>
                        <text:p text:style-name="P3"><text:span text:style-name="T2">This means we re-scan the WSDL on every POC start.</text:span></text:p>
                      </text:list-item>
                      <text:list-item>
                        <text:p text:style-name="P3"><text:span text:style-name="T2">Inefficient, will not scale well.</text:span></text:p>
                      </text:list-item>
                    </text:list>
                  </text:list-item>
                  <text:list-item>
                    <text:p text:style-name="P3"><text:span text:style-name="T6">POC code</text:span></text:p>
                    <text:list>
                      <text:list-item>
                        <text:p text:style-name="P3"><text:span text:style-name="T2">Log messages are ugly.</text:span></text:p>
                      </text:list-item>
                      <text:list-item>
                        <text:p text:style-name="P3"><text:span text:style-name="T2">POC is a single, monolithic file. Actual project would be Pythonic and modular.</text:span></text:p>
                      </text:list-item>
                    </text:list>
                  </text:list-item>
                </text:list>
              </text:list-item>
            </text:list>
            <text:p text:style-name="P4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lient Agent Unified Code Base POC</text:span></text:p>
          </draw:text-box>
        </draw:frame>
        <draw:frame draw:name="Content Placeholder 8" presentation:style-name="pr2" draw:text-style-name="P2" draw:layer="layout" svg:width="23.495cm" svg:height="12.602cm" svg:x="1.27cm" svg:y="3.81cm" presentation:class="outline" presentation:user-transformed="true">
          <draw:text-box>
            <text:list text:style-name="L2">
              <text:list-item>
                <text:p text:style-name="P3"><text:span text:style-name="T5">Demonstr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lient Agent Unified Code Base POC</text:span></text:p>
          </draw:text-box>
        </draw:frame>
        <draw:frame draw:name="Content Placeholder 8" presentation:style-name="pr2" draw:text-style-name="P2" draw:layer="layout" svg:width="23.495cm" svg:height="12.602cm" svg:x="1.27cm" svg:y="3.81cm" presentation:class="outline" presentation:user-transformed="true">
          <draw:text-box>
            <text:list text:style-name="L2">
              <text:list-item>
                <text:p text:style-name="P3"><text:span text:style-name="T5">Next steps:</text:span></text:p>
                <text:list>
                  <text:list-item>
                    <text:p text:style-name="P3"><text:span text:style-name="T6">Make POC more “Pythonic”</text:span></text:p>
                    <text:list>
                      <text:list-item>
                        <text:p text:style-name="P3"><text:span text:style-name="T2">Currently a single monolithic file, should be modular.</text:span></text:p>
                      </text:list-item>
                    </text:list>
                  </text:list-item>
                  <text:list-item>
                    <text:p text:style-name="P3"><text:span text:style-name="T6">Complete abstract, cross-platform Service/Daemon API</text:span></text:p>
                    <text:list>
                      <text:list-item>
                        <text:p text:style-name="P3"><text:span text:style-name="T2">Existing code for each, must be merged and abstracted.</text:span></text:p>
                      </text:list-item>
                    </text:list>
                  </text:list-item>
                  <text:list-item>
                    <text:p text:style-name="P3"><text:span text:style-name="T6">Cache the WSDL</text:span></text:p>
                    <text:list>
                      <text:list-item>
                        <text:p text:style-name="P3"><text:span text:style-name="T2">Currently only caching on Linux.</text:span></text:p>
                      </text:list-item>
                      <text:list-item>
                        <text:p text:style-name="P3"><text:span text:style-name="T2">Must figure out how to do the same on Windows.</text:span></text:p>
                      </text:list-item>
                    </text:list>
                  </text:list-item>
                  <text:list-item>
                    <text:p text:style-name="P3"><text:span text:style-name="T6">Expose functionality as external API</text:span></text:p>
                    <text:list>
                      <text:list-item>
                        <text:p text:style-name="P3"><text:span text:style-name="T2">Once unified codebase is more feature-rich, expose intelligent API layer for usage in external scripts (extending, custom post-install scripts, etc.)</text:span></text:p>
                      </text:list-item>
                      <text:list-item>
                        <text:p text:style-name="P3"><text:span text:style-name="T2">Determine “Best(tm)” API documentation tool (epydoc, doxygen, etc.)</text:span></text:p>
                      </text:list-item>
                    </text:list>
                  </text:list-item>
                </text:list>
              </text:list-item>
            </text:list>
            <text:p text:style-name="P4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203cm" draw:shadow-offset-y="0.203cm" draw:shadow-color="#00000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gradient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141cm" draw:stroke-linejoin="miter" draw:fill="none" draw:textarea-vertical-align="top" draw:auto-grow-height="tru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true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draw:fill="none" draw:textarea-vertical-align="top" draw:auto-grow-height="tru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.026cm" draw:stroke-linejoin="miter" draw:fill="none" draw:textarea-vertical-align="middle" draw:auto-grow-height="true" fo:min-height="3.181cm" fo:padding-top="0cm" fo:padding-bottom="0cm" fo:padding-left="0cm" fo:padding-right="0cm" fo:wrap-option="no-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Mpr5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Mpr6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2-title">
      <style:graphic-properties draw:stroke="none" svg:stroke-width="0.026cm" draw:stroke-linejoin="miter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Mpr10" style:family="presentation" style:parent-style-name="Default_20_2-outline1">
      <style:graphic-properties draw:stroke="none" svg:stroke-width="0.026cm" draw:stroke-linejoin="miter" draw:fill="none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Mpr11" style:family="presentation" style:parent-style-name="Default_20_2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Default_20_3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15" style:family="presentation" style:parent-style-name="Default_20_3-backgroundobjects">
      <style:graphic-properties draw:stroke="none" draw:fill="none" draw:fill-color="#ffffff" draw:auto-grow-height="false" fo:min-height="1.27cm"/>
    </style:style>
    <style:style style:name="Mpr16" style:family="presentation" style:parent-style-name="Default_20_3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.317cm" fo:margin-bottom="0cm" fo:text-align="start" fo:text-indent="0cm" style:punctuation-wrap="simple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7" style:family="paragraph">
      <style:paragraph-properties fo:margin-left="0cm" fo:margin-right="0cm" fo:margin-top="0cm" fo:margin-bottom="0cm" fo:text-align="end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cm" fo:margin-bottom="0.423cm" style:line-height-at-least="0.917cm" fo:text-align="start" fo:text-indent="0cm" style:punctuation-wrap="hanging"/>
    </style:style>
    <style:style style:name="MP9" style:family="paragraph">
      <style:paragraph-properties fo:margin-top="0cm" fo:margin-bottom="0cm" style:line-height-at-least="0.917cm" fo:text-align="start" style:punctuation-wrap="hanging"/>
    </style:style>
    <style:style style:name="MP10" style:family="paragraph">
      <style:paragraph-properties fo:text-align="start"/>
    </style:style>
    <style:style style:name="MP11" style:family="paragraph">
      <style:paragraph-properties fo:margin-left="1.27cm" fo:margin-right="0cm" fo:text-indent="0cm"/>
    </style:style>
    <style:style style:name="MP12" style:family="paragraph">
      <style:paragraph-properties fo:margin-left="2.54cm" fo:margin-right="0cm" fo:text-indent="0cm"/>
    </style:style>
    <style:style style:name="MP13" style:family="paragraph">
      <style:paragraph-properties fo:margin-left="3.81cm" fo:margin-right="0cm" fo:text-indent="0cm"/>
    </style:style>
    <style:style style:name="MP14" style:family="paragraph">
      <style:paragraph-properties fo:margin-left="5.08cm" fo:margin-right="0cm" fo:text-indent="0cm"/>
    </style:style>
    <style:style style:name="MP15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Verdana" style:font-family-generic="swiss" fo:font-size="8pt" fo:letter-spacing="normal" fo:font-style="normal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MT3" style:family="text">
      <style:text-properties fo:color="#ffffff" style:text-line-through-style="none" fo:font-family="Verdana" fo:font-size="9pt" fo:letter-spacing="normal" fo:font-style="normal" style:text-underline-style="none" fo:font-weight="normal" style:font-size-asian="9pt" style:font-style-asian="normal" style:font-weight-asian="normal" style:font-family-complex="Arial" style:font-size-complex="9pt" style:font-style-complex="normal" style:font-weight-complex="normal"/>
    </style:style>
    <style:style style:name="MT4" style:family="text">
      <style:text-properties fo:color="#939598" style:text-line-through-style="none" fo:font-family="Verdana" style:font-family-generic="swiss" fo:font-size="8pt" fo:letter-spacing="normal" fo:font-style="normal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MT5" style:family="text">
      <style:text-properties fo:color="#ffffff" style:text-line-through-style="none" fo:font-family="Verdana" fo:font-size="20pt" fo:letter-spacing="normal" fo:font-style="normal" style:text-underline-style="none" fo:font-weight="normal" style:font-family-asian="'ＭＳ Ｐゴシック'" style:font-pitch-asian="fixed" style:font-size-asian="20pt" style:font-style-asian="normal" style:font-weight-asian="normal" style:font-family-complex="Verdana" style:font-size-complex="20pt" style:font-style-complex="normal" style:font-weight-complex="normal"/>
    </style:style>
    <style:style style:name="MT6" style:family="text">
      <style:text-properties fo:color="#0071c5" style:text-line-through-style="none" fo:font-family="Verdana" fo:font-size="26pt" fo:letter-spacing="normal" fo:font-style="normal" style:text-underline-style="none" fo:font-weight="bold" style:font-family-asian="'ＭＳ Ｐゴシック'" style:font-pitch-asian="fixed" style:font-size-asian="26pt" style:font-style-asian="normal" style:font-weight-asian="bold" style:font-family-complex="Verdana" style:font-size-complex="26pt" style:font-style-complex="normal" style:font-weight-complex="bold"/>
    </style:style>
    <style:style style:name="MT7" style:family="text">
      <style:text-properties fo:color="#061922" style:text-line-through-style="none" fo:font-family="Verdana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MT8" style:family="text">
      <style:text-properties fo:color="#ffffff" style:text-line-through-style="none" fo:font-family="Verdana" style:font-family-generic="swiss" fo:font-size="8pt" fo:letter-spacing="normal" fo:font-style="normal" style:text-underline-style="none" fo:font-weight="normal" style:font-family-asian="Verdana" style:font-pitch-asian="fixed" style:font-size-asian="8pt" style:font-style-asian="normal" style:font-weight-asian="normal" style:font-family-complex="Verdana" style:font-family-generic-complex="swiss" style:font-size-complex="8pt" style:font-style-complex="normal" style:font-weight-complex="normal"/>
    </style:style>
    <style:style style:name="MT9" style:family="text">
      <style:text-properties fo:color="#ffffff" style:text-line-through-style="none" fo:font-family="Verdana" fo:font-size="38pt" fo:letter-spacing="normal" fo:font-style="normal" style:text-underline-style="none" fo:font-weight="normal" style:font-family-asian="'ＭＳ Ｐゴシック'" style:font-pitch-asian="fixed" style:font-size-asian="38pt" style:font-style-asian="normal" style:font-weight-asian="normal" style:font-family-complex="Verdana" style:font-size-complex="3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2.068cm" svg:height="0.59cm" svg:x="-0.534cm" svg:y="18.322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Picture 8" draw:style-name="Mgr3" draw:text-style-name="MP3" draw:layer="backgroundobjects" svg:width="22.969cm" svg:height="10.618cm" svg:x="0cm" svg:y="4.639cm">
        <draw:image xlink:href="Pictures/1000020100000A99000004E69F0A4AA6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251cm" svg:y="18.455cm">
        <text:p text:style-name="MP4"><text:span text:style-name="MT4">INTEL CONFIDENTIAL, FOR INTERNAL USE ONLY</text:span></text:p>
        <draw:enhanced-geometry svg:viewBox="0 0 21600 21600" draw:type="rectangle" draw:enhanced-path="M 0 0 L 21600 0 21600 21600 0 21600 0 0 Z N"/>
      </draw:custom-shape>
      <draw:frame draw:name="Picture 10" draw:style-name="Mgr3" draw:text-style-name="MP3" draw:layer="backgroundobjects" svg:width="2.402cm" svg:height="1.582cm" svg:x="22.15cm" svg:y="0.838cm">
        <draw:image xlink:href="Pictures/10000201000000D000000089D5C5D79C.png" xlink:type="simple" xlink:show="embed" xlink:actuate="onLoad">
          <text:p/>
        </draw:image>
      </draw:frame>
      <draw:frame draw:name="Rectangle 3" presentation:style-name="Mpr1" draw:text-style-name="MP5" draw:layer="backgroundobjects" svg:width="18.846cm" svg:height="3.181cm" svg:x="1.27cm" svg:y="6.513cm" presentation:class="title" presentation:user-transformed="true">
        <draw:text-box>
          <text:p text:style-name="MP8"><text:span text:style-name="MT5">Click to edit the title text formatClick to edit Master title style</text:span></text:p>
        </draw:text-box>
      </draw:frame>
      <draw:frame presentation:style-name="Default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2.068cm" svg:height="0.59cm" svg:x="-0.534cm" svg:y="18.322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Title 1" presentation:style-name="Mpr4" draw:text-style-name="MP5" draw:layer="backgroundobjects" svg:width="22.859cm" svg:height="2.468cm" svg:x="1.261cm" svg:y="1.138cm" presentation:class="title" presentation:user-transformed="true">
        <draw:text-box>
          <text:p text:style-name="MP9"><text:span text:style-name="MT6">Click to edit the title text formatClick to edit Master title style</text:span></text:p>
        </draw:text-box>
      </draw:frame>
      <draw:frame draw:name="Content Placeholder 2" presentation:style-name="Mpr5" draw:text-style-name="MP5" draw:layer="backgroundobjects" svg:width="22.855cm" svg:height="12.602cm" svg:x="1.266cm" svg:y="3.832cm" presentation:class="outline" presentation:user-transformed="true">
        <draw:text-box>
          <text:list text:style-name="ML3">
            <text:list-item>
              <text:p text:style-name="MP10"><text:span text:style-name="MT7">Click to edit the outline text format</text:span></text:p>
              <text:list>
                <text:list-item>
                  <text:p text:style-name="MP10"><text:span text:style-name="MT7">Second Outline Level</text:span></text:p>
                  <text:list>
                    <text:list-item>
                      <text:p text:style-name="MP10"><text:span text:style-name="MT7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7">Fifth Outline Level</text:span></text:p>
                              <text:list>
                                <text:list-item>
                                  <text:p text:style-name="MP10"><text:span text:style-name="MT7">Sixth Outline Level</text:span></text:p>
                                  <text:list>
                                    <text:list-item>
                                      <text:p text:style-name="MP10"><text:span text:style-name="MT7">Seventh Outline Level</text:span></text:p>
                                      <text:list>
                                        <text:list-item>
                                          <text:p text:style-name="MP10"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7">Ninth Outline LevelClick to edit Master text styles</text:span></text:p>
          <text:p text:style-name="MP11"><text:span text:style-name="MT7">Second level</text:span></text:p>
          <text:list text:continue-numbering="true" text:style-name="ML3">
            <text:list-item>
              <text:list>
                <text:list-item>
                  <text:p text:style-name="MP12"><text:span text:style-name="MT7">Third level</text:span></text:p>
                  <text:list>
                    <text:list-item>
                      <text:p text:style-name="MP13"><text:span text:style-name="MT7">Fourth level</text:span></text:p>
                      <text:list>
                        <text:list-item>
                          <text:p text:style-name="MP14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6" draw:text-style-name="MP15" draw:layer="backgroundobjects" svg:width="8.042cm" svg:height="0.625cm" svg:x="1.208cm" svg:y="17.815cm" presentation:class="footer" presentation:user-transformed="true">
        <draw:text-box>
          <text:p/>
        </draw:text-box>
      </draw:frame>
      <draw:frame draw:name="Date Placeholder 5" presentation:style-name="Mpr6" draw:text-style-name="MP15" draw:layer="backgroundobjects" svg:width="4.973cm" svg:height="0.625cm" svg:x="8.707cm" svg:y="18.329cm" presentation:class="date-time" presentation:user-transformed="true">
        <draw:text-box>
          <text:p text:style-name="MP16"><text:span text:style-name="MT8"><text:date style:data-style-name="D1" text:date-value="2011-10-02">10/2/11</text:date></text:span></text:p>
        </draw:text-box>
      </draw:fram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2.068cm" svg:height="0.59cm" svg:x="-0.534cm" svg:y="18.322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Title 1" presentation:style-name="Mpr9" draw:text-style-name="MP5" draw:layer="backgroundobjects" svg:width="22.859cm" svg:height="2.468cm" svg:x="1.261cm" svg:y="1.138cm" presentation:class="title" presentation:user-transformed="true">
        <draw:text-box>
          <text:p text:style-name="MP9"><text:span text:style-name="MT6">Click to edit the title text formatClick to edit Master title style</text:span></text:p>
        </draw:text-box>
      </draw:frame>
      <draw:frame draw:name="Content Placeholder 2" presentation:style-name="Mpr10" draw:text-style-name="MP5" draw:layer="backgroundobjects" svg:width="22.855cm" svg:height="12.602cm" svg:x="1.266cm" svg:y="3.832cm" presentation:class="outline" presentation:user-transformed="true">
        <draw:text-box>
          <text:list text:style-name="ML3">
            <text:list-item>
              <text:p text:style-name="MP10"><text:span text:style-name="MT7">Click to edit the outline text format</text:span></text:p>
              <text:list>
                <text:list-item>
                  <text:p text:style-name="MP10"><text:span text:style-name="MT7">Second Outline Level</text:span></text:p>
                  <text:list>
                    <text:list-item>
                      <text:p text:style-name="MP10"><text:span text:style-name="MT7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7">Fifth Outline Level</text:span></text:p>
                              <text:list>
                                <text:list-item>
                                  <text:p text:style-name="MP10"><text:span text:style-name="MT7">Sixth Outline Level</text:span></text:p>
                                  <text:list>
                                    <text:list-item>
                                      <text:p text:style-name="MP10"><text:span text:style-name="MT7">Seventh Outline Level</text:span></text:p>
                                      <text:list>
                                        <text:list-item>
                                          <text:p text:style-name="MP10"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7">Ninth Outline LevelClick to edit Master text styles</text:span></text:p>
          <text:p text:style-name="MP11"><text:span text:style-name="MT7">Second level</text:span></text:p>
          <text:list text:continue-numbering="true" text:style-name="ML3">
            <text:list-item>
              <text:list>
                <text:list-item>
                  <text:p text:style-name="MP12"><text:span text:style-name="MT7">Third level</text:span></text:p>
                  <text:list>
                    <text:list-item>
                      <text:p text:style-name="MP13"><text:span text:style-name="MT7">Fourth level</text:span></text:p>
                      <text:list>
                        <text:list-item>
                          <text:p text:style-name="MP14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1" draw:text-style-name="MP15" draw:layer="backgroundobjects" svg:width="8.042cm" svg:height="0.625cm" svg:x="1.208cm" svg:y="17.815cm" presentation:class="footer" presentation:user-transformed="true">
        <draw:text-box>
          <text:p/>
        </draw:text-box>
      </draw:frame>
      <draw:frame draw:name="Date Placeholder 5" presentation:style-name="Mpr11" draw:text-style-name="MP15" draw:layer="backgroundobjects" svg:width="4.973cm" svg:height="0.625cm" svg:x="8.707cm" svg:y="18.329cm" presentation:class="date-time" presentation:user-transformed="true">
        <draw:text-box>
          <text:p text:style-name="MP16"><text:span text:style-name="MT8"><text:date style:data-style-name="D1" text:date-value="2011-10-02">10/2/11</text:date></text:span></text:p>
        </draw:text-box>
      </draw:fram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2.068cm" svg:height="0.59cm" svg:x="-0.534cm" svg:y="18.322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Picture 8" draw:style-name="Mgr3" draw:text-style-name="MP3" draw:layer="backgroundobjects" svg:width="2.411cm" svg:height="1.591cm" svg:x="22.141cm" svg:y="0.838cm">
        <draw:image xlink:href="Pictures/10000201000000D10000008AF590C677.png" xlink:type="simple" xlink:show="embed" xlink:actuate="onLoad">
          <text:p/>
        </draw:image>
      </draw:frame>
      <draw:frame draw:name="Title 1" presentation:style-name="Mpr14" draw:text-style-name="MP5" draw:layer="backgroundobjects" svg:width="17.991cm" svg:height="3.783cm" svg:x="1.27cm" svg:y="6.985cm" presentation:class="title" presentation:user-transformed="true">
        <draw:text-box>
          <text:p text:style-name="MP9"><text:span text:style-name="MT9">Click to edit the title text formatClick to edit Master title style</text:span></text:p>
        </draw:text-box>
      </draw:frame>
      <draw:frame presentation:style-name="Default_20_3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page-thumbnail presentation:style-name="Default_20_3-title" draw:layer="backgroundobjects" svg:width="12.699cm" svg:height="9.524cm" svg:x="3.175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1-10-02T14:19:16.28</dc:date>
    <meta:generator>LibreOffice/3.4$Win32 LibreOffice_project/340m1$Build-302</meta:generator>
    <meta:editing-duration>PT1H45M2S</meta:editing-duration>
    <meta:editing-cycles>21</meta:editing-cycles>
    <meta:document-statistic meta:object-count="89"/>
  </office:meta>
</office:document-meta>
</file>